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90000001904FD04682452931B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1" svg:font-family="OpenSymbol"/>
    <style:font-face style:name="arial" svg:font-family="arial, sans-serif"/>
    <style:font-face style:name="FreeSans1" svg:font-family="FreeSans" style:font-family-generic="swiss"/>
    <style:font-face style:name="Verdana" svg:font-family="Verdana, Verdana" style:font-family-generic="swiss"/>
    <style:font-face style:name="Courier New" svg:font-family="'Courier New'" style:font-adornments="Normal" style:font-family-generic="modern" style:font-pitch="fixed"/>
    <style:font-face style:name="Open Sans" svg:font-family="'Open Sans'" style:font-adornments="Normal" style:font-pitch="variable"/>
    <style:font-face style:name="Open Sans Condensed Light1" svg:font-family="'Open Sans Condensed Light'" style:font-pitch="variable"/>
    <style:font-face style:name="Liberation Serif" svg:font-family="'Liberation Serif'" style:font-family-generic="roman" style:font-pitch="variable"/>
    <style:font-face style:name="Open Sans Condensed Light" svg:font-family="'Open Sans Condensed Ligh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2" style:family="paragraph" style:parent-style-name="Standard">
      <style:text-properties fo:font-size="2pt" officeooo:paragraph-rsid="00243bb5" style:font-size-asian="1.75pt" style:font-size-complex="2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1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1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Addressee">
      <style:text-properties style:font-name="Calibri"/>
    </style:style>
    <style:style style:name="P6" style:family="paragraph" style:parent-style-name="Addressee">
      <style:text-properties style:font-name="Calibri" fo:font-weight="bold" officeooo:rsid="0029edbb" officeooo:paragraph-rsid="0029edbb" style:font-weight-asian="bold" style:font-weight-complex="bold"/>
    </style:style>
    <style:style style:name="P7" style:family="paragraph" style:parent-style-name="Addressee">
      <style:text-properties style:font-name="Calibri" fo:font-size="10pt" officeooo:rsid="0029edbb" officeooo:paragraph-rsid="0029edbb" style:font-size-asian="10.5pt"/>
    </style:style>
    <style:style style:name="P8" style:family="paragraph" style:parent-style-name="Addressee">
      <style:text-properties style:font-name="Calibri" officeooo:paragraph-rsid="0029edbb"/>
    </style:style>
    <style:style style:name="P9" style:family="paragraph" style:parent-style-name="Addressee" style:master-page-name="">
      <loext:graphic-properties draw:fill="none"/>
      <style:paragraph-properties fo:margin-left="1.499cm" fo:margin-right="0cm" fo:margin-top="0cm" fo:margin-bottom="0.106cm" style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style:font-name="Calibri"/>
    </style:style>
    <style:style style:name="P10" style:family="paragraph" style:parent-style-name="Addressee">
      <loext:graphic-properties draw:fill="none"/>
      <style:paragraph-properties fo:margin-left="1.499cm" fo:margin-right="0cm" fo:margin-top="0cm" fo:margin-bottom="0.106cm" style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style:font-name="Calibri" officeooo:paragraph-rsid="0024845d"/>
    </style:style>
    <style:style style:name="P11" style:family="paragraph" style:parent-style-name="Frame_20_contents">
      <style:paragraph-properties fo:text-align="end" style:justify-single-word="false"/>
      <style:text-properties fo:color="#00cc00" loext:opacity="100%" fo:font-weight="bold" officeooo:paragraph-rsid="002c920b" style:font-weight-asian="bold" style:font-weight-complex="bold"/>
    </style:style>
    <style:style style:name="P12" style:family="paragraph" style:parent-style-name="Standard">
      <style:text-properties fo:color="#ff3333" loext:opacity="100%" style:font-name="Calibri" fo:font-size="10pt" officeooo:rsid="003dcc4a" officeooo:paragraph-rsid="0029298c" style:font-size-asian="10pt" style:font-size-complex="10pt"/>
    </style:style>
    <style:style style:name="P13" style:family="paragraph" style:parent-style-name="Standard">
      <style:text-properties style:font-name="Calibri"/>
    </style:style>
    <style:style style:name="P14" style:family="paragraph" style:parent-style-name="Standard" style:list-style-name="L2">
      <style:text-properties style:font-name="Calibri"/>
    </style:style>
    <style:style style:name="P15" style:family="paragraph" style:parent-style-name="Standard">
      <style:paragraph-properties fo:orphans="0" fo:widows="0"/>
      <style:text-properties style:font-name="Calibri" officeooo:paragraph-rsid="0029edbb" style:font-name-complex="Times New Roman1"/>
    </style:style>
    <style:style style:name="P16" style:family="paragraph" style:parent-style-name="Standard" style:list-style-name="WWNum8">
      <style:paragraph-properties fo:orphans="0" fo:widows="0"/>
      <style:text-properties style:font-name="Calibri" officeooo:paragraph-rsid="0029edbb" style:font-name-complex="Times New Roman1"/>
    </style:style>
    <style:style style:name="P17" style:family="paragraph" style:parent-style-name="Standard" style:list-style-name="L3">
      <style:paragraph-properties fo:orphans="0" fo:widows="0"/>
      <style:text-properties style:font-name="Calibri" officeooo:paragraph-rsid="0029edbb" style:font-name-complex="Times New Roman1"/>
    </style:style>
    <style:style style:name="P18" style:family="paragraph" style:parent-style-name="Standard" style:list-style-name="L5">
      <style:paragraph-properties fo:orphans="0" fo:widows="0"/>
      <style:text-properties style:font-name="Calibri" officeooo:paragraph-rsid="0029edbb" style:font-name-complex="Times New Roman1"/>
    </style:style>
    <style:style style:name="P19" style:family="paragraph" style:parent-style-name="Standard" style:list-style-name="WWNum8">
      <style:paragraph-properties fo:orphans="0" fo:widows="0"/>
      <style:text-properties style:font-name="Calibri" officeooo:rsid="0029edbb" officeooo:paragraph-rsid="0029edbb" style:font-name-complex="Times New Roman1"/>
    </style:style>
    <style:style style:name="P20" style:family="paragraph" style:parent-style-name="Standard" style:list-style-name="L4">
      <style:text-properties style:font-name="Calibri" officeooo:rsid="0029edbb" officeooo:paragraph-rsid="0029edbb"/>
    </style:style>
    <style:style style:name="P21" style:family="paragraph" style:parent-style-name="Standard" style:list-style-name="L6">
      <style:text-properties style:font-name="Calibri" officeooo:rsid="0029edbb" officeooo:paragraph-rsid="0029edbb"/>
    </style:style>
    <style:style style:name="P22" style:family="paragraph" style:parent-style-name="Standard">
      <style:paragraph-properties fo:text-align="end" style:justify-single-word="false"/>
      <style:text-properties style:font-name="Calibri"/>
    </style:style>
    <style:style style:name="P23" style:family="paragraph" style:parent-style-name="Standard">
      <style:text-properties style:use-window-font-color="true" loext:opacity="0%" style:font-name="Calibri" fo:font-size="11pt" style:font-size-asian="11pt" style:font-size-complex="11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1" fo:font-size="10pt" fo:font-style="normal" fo:font-weight="bold" officeooo:rsid="002ad58e" officeooo:paragraph-rsid="002ad58e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" fo:font-size="8pt" fo:font-style="normal" officeooo:paragraph-rsid="002ad58e" style:font-size-asian="8pt" style:font-style-asian="normal" style:font-size-complex="8pt" style:font-style-complex="normal"/>
    </style:style>
    <style:style style:name="P26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style:font-name="Calibri"/>
    </style:style>
    <style:style style:name="P27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  <style:text-properties style:font-name="Calibri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 style:writing-mode="page"/>
      <style:text-properties style:font-name="Calibri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Calibri"/>
    </style:style>
    <style:style style:name="P30" style:family="paragraph" style:parent-style-name="Table_20_Contents">
      <style:text-properties style:font-name="Calibri" style:text-underline-style="solid" style:text-underline-width="auto" style:text-underline-color="font-color"/>
    </style:style>
    <style:style style:name="P31" style:family="paragraph" style:parent-style-name="Table_20_Contents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Table_20_Contents">
      <style:text-properties style:font-name="Calibri" fo:font-weight="bold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weight="bold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alibri"/>
    </style:style>
    <style:style style:name="P35" style:family="paragraph" style:parent-style-name="Table_20_Contents">
      <style:paragraph-properties fo:text-align="end" style:justify-single-word="false"/>
      <style:text-properties style:font-name="Calibri" officeooo:paragraph-rsid="0029edbb"/>
    </style:style>
    <style:style style:name="P36" style:family="paragraph" style:parent-style-name="Table_20_Contents">
      <style:paragraph-properties fo:orphans="0" fo:widows="0"/>
      <style:text-properties style:font-name="Calibri" officeooo:paragraph-rsid="0029edbb" style:font-name-complex="Times New Roman1"/>
    </style:style>
    <style:style style:name="P37" style:family="paragraph" style:parent-style-name="Table_20_Contents">
      <style:paragraph-properties fo:text-align="end" style:justify-single-word="false"/>
      <style:text-properties style:font-name="Calibri" officeooo:rsid="002de27e" officeooo:paragraph-rsid="002de27e"/>
    </style:style>
    <style:style style:name="P38" style:family="paragraph" style:parent-style-name="Title">
      <style:text-properties style:font-name="Calibri"/>
    </style:style>
    <style:style style:name="P39" style:family="paragraph">
      <loext:graphic-properties draw:fill="none"/>
      <style:paragraph-properties fo:text-align="center"/>
    </style:style>
    <style:style style:name="T1" style:family="text">
      <style:text-properties fo:color="#363636" loext:opacity="100%" style:font-name="Open Sans Condensed Light1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loext:opacity="100%" style:font-name="Open Sans Condensed Light1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fo:color="#363636" loext:opacity="100%" style:font-name="Open Sans Condensed Light1" fo:font-size="9pt" fo:font-weight="normal" officeooo:rsid="002ad58e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6pt" fo:font-style="italic" officeooo:rsid="002ad58e" style:font-size-asian="6pt" style:font-style-asian="italic" style:font-size-complex="6pt" style:font-style-complex="italic"/>
    </style:style>
    <style:style style:name="T7" style:family="text">
      <style:text-properties officeooo:rsid="0029edbb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0pt" officeooo:rsid="0029edbb" style:font-size-asian="10.5pt"/>
    </style:style>
    <style:style style:name="T10" style:family="text">
      <style:text-properties fo:font-size="10pt" officeooo:rsid="002ad58e" style:font-size-asian="10.5pt"/>
    </style:style>
    <style:style style:name="T11" style:family="text">
      <style:text-properties fo:font-size="10pt" fo:font-style="italic" officeooo:rsid="002ad58e" style:font-size-asian="10.5pt" style:font-style-asian="italic" style:font-size-complex="6pt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edbb" style:font-weight-asian="bold" style:font-weight-complex="bold"/>
    </style:style>
    <style:style style:name="T14" style:family="text">
      <style:text-properties officeooo:rsid="002ad58e"/>
    </style:style>
    <style:style style:name="T15" style:family="text">
      <style:text-properties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16" style:family="text">
      <style:text-properties style:font-name="Open Sans Condensed Light" fo:font-size="9pt" fo:font-weight="normal" officeooo:rsid="002ad58e" style:font-size-asian="9pt" style:font-weight-asian="normal" style:font-size-complex="9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title>Procés verbal de livraison</text:title></text:p>
      <text:p text:style-name="P22">Fait à <text:span text:style-name="T9">Paris</text:span>, le <text:span text:style-name="T7">3 janvier 2022</text:span></text:p>
      <text:p text:style-name="P12"/>
      <text:p text:style-name="Standard"/>
      <text:p text:style-name="P28">Objet : <text:span text:style-name="T7">Projet Oc Pizza – Livraison finale </text:span>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353811405424">
          <table:table-cell table:style-name="Tableau1.A1" office:value-type="string">
            <text:p text:style-name="P32">Livrable</text:p>
          </table:table-cell>
          <table:table-cell table:style-name="Tableau1.A1" office:value-type="string">
            <text:p text:style-name="P32">Dépôt</text:p>
          </table:table-cell>
          <table:table-cell table:style-name="Tableau1.A1" office:value-type="string">
            <text:p text:style-name="P33">Version</text:p>
          </table:table-cell>
        </table:table-row>
        <table:table-row table:style-name="TableLine1353811404880">
          <table:table-cell table:style-name="Tableau1.A2" office:value-type="string">
            <text:p text:style-name="P31">Code source :</text:p>
            <text:list xml:id="list1909596852" text:style-name="L2">
              <text:list-item>
                <text:p text:style-name="P14">application web</text:p>
              </text:list-item>
            </text:list>
            <text:p text:style-name="P15"><text:span text:style-name="T8">Fichier WAR :</text:span></text:p>
            <text:list xml:id="list3326284050" text:style-name="WWNum8">
              <text:list-item>
                <text:p text:style-name="P16">Microservice Gestion <text:span text:style-name="T7">Client</text:span></text:p>
              </text:list-item>
              <text:list-item>
                <text:p text:style-name="P19">Microservice Gestion Employe</text:p>
              </text:list-item>
              <text:list-item>
                <text:p text:style-name="P16">Microservice Gestion Commande</text:p>
              </text:list-item>
              <text:list-item>
                <text:p text:style-name="P16">Microservice Gestion Produit</text:p>
              </text:list-item>
            </text:list>
          </table:table-cell>
          <table:table-cell table:style-name="Tableau1.A2" office:value-type="string">
            <text:p text:style-name="P29">https://github.com/Rodolphe18/PROJET-10</text:p>
          </table:table-cell>
          <table:table-cell table:style-name="Tableau1.A2" office:value-type="string">
            <text:p text:style-name="P35"><text:span text:style-name="T9">1.0.0</text:span></text:p>
            <text:p text:style-name="P34"/>
            <text:p text:style-name="P34"/>
            <text:p text:style-name="P34"><text:span text:style-name="T7">1.0.0</text:span></text:p>
            <text:p text:style-name="P35"><text:span text:style-name="T7">1.0.0</text:span></text:p>
            <text:p text:style-name="P35"><text:span text:style-name="T7">1.0.0</text:span></text:p>
            <text:p text:style-name="P35"><text:span text:style-name="T7">1.0.0</text:span></text:p>
          </table:table-cell>
        </table:table-row>
        <table:table-row table:style-name="TableLine1353811395360">
          <table:table-cell table:style-name="Tableau1.A2" office:value-type="string">
            <text:p text:style-name="P31">Scripts SQL de création et configuration de la base de données :</text:p>
            <text:list xml:id="list170724489" text:style-name="L3">
              <text:list-item>
                <text:p text:style-name="P17">Structure Base de données</text:p>
              </text:list-item>
              <text:list-item>
                <text:p text:style-name="P17">Data Base de données</text:p>
              </text:list-item>
            </text:list>
          </table:table-cell>
          <table:table-cell table:style-name="Tableau1.A2" office:value-type="string">
            <text:p text:style-name="P29">https://github.com/Rodolphe18/PROJET-10</text:p>
          </table:table-cell>
          <table:table-cell table:style-name="Tableau1.A2" office:value-type="string">
            <text:p text:style-name="P37">1.0</text:p>
          </table:table-cell>
        </table:table-row>
        <table:table-row table:style-name="TableLine1353811399984">
          <table:table-cell table:style-name="Tableau1.A2" office:value-type="string">
            <text:p text:style-name="P31">Documentation :</text:p>
            <text:list xml:id="list2329414255" text:style-name="L4">
              <text:list-item>
                <text:p text:style-name="P20">Dossier de conception fonctionnelle</text:p>
              </text:list-item>
              <text:list-item>
                <text:p text:style-name="P20">Dossier de conception technique </text:p>
              </text:list-item>
              <text:list-item>
                <text:p text:style-name="P20">Dossier d’explotation </text:p>
              </text:list-item>
            </text:list>
          </table:table-cell>
          <table:table-cell table:style-name="Tableau1.A2" office:value-type="string">
            <text:p text:style-name="P29">https://github.com/Rodolphe18/PROJET-10</text:p>
          </table:table-cell>
          <table:table-cell table:style-name="Tableau1.A2" office:value-type="string">
            <text:p text:style-name="P34"/>
            <text:p text:style-name="P37">1.0</text:p>
            <text:p text:style-name="P37">1.0</text:p>
            <text:p text:style-name="P37">1.0</text:p>
          </table:table-cell>
        </table:table-row>
      </table:table>
      <text:p text:style-name="P23"/>
      <table:table table:name="Tableau2" table:style-name="Tableau2">
        <table:table-column table:style-name="Tableau2.A"/>
        <table:table-row table:style-name="TableLine1353811394000">
          <table:table-cell table:style-name="Tableau2.A1" office:value-type="string">
            <text:p text:style-name="P32">Détail de la livraison</text:p>
          </table:table-cell>
        </table:table-row>
        <table:table-row table:style-name="TableLine1353811402432">
          <table:table-cell table:style-name="Tableau2.A2" office:value-type="string">
            <text:list xml:id="list2082181448" text:style-name="L5">
              <text:list-item>
                <text:p text:style-name="P18">Application web complète avec le code source.</text:p>
              </text:list-item>
              <text:list-item>
                <text:p text:style-name="P18">Les fichiers WAR permettant aux serveurs le déploiement des microservices et le fonctionnement de l’application.</text:p>
              </text:list-item>
              <text:list-item>
                <text:p text:style-name="P18">La structure et les datas de la base de données permettant sa mise en place et sa fonctionnalité.</text:p>
              </text:list-item>
              <text:list-item>
                <text:p text:style-name="P18">Le dossier de conception fonctionnelle spécifie, décrit et précise les fonctionnalités de l’application.</text:p>
              </text:list-item>
              <text:list-item>
                <text:p text:style-name="P18">Le dossier de conception technique spécifie le choix des techniques utilisés et l’architecture globale de l’application.</text:p>
              </text:list-item>
              <text:list-item>
                <text:p text:style-name="P18">Le dossier d’exploitation spécifie la procédure à respecter pour la mise en place de l’application et sa fonctionnalité.</text:p>
              </text:list-item>
            </text:list>
          </table:table-cell>
        </table:table-row>
      </table:table>
      <text:p text:style-name="P23"/>
      <text:p text:style-name="P23"/>
      <table:table table:name="Tableau5" table:style-name="Tableau5">
        <table:table-column table:style-name="Tableau5.A"/>
        <table:table-row table:style-name="TableLine1353811395904">
          <table:table-cell table:style-name="Tableau5.A1" office:value-type="string">
            <text:p text:style-name="P32">Actions à réaliser, mode opératoire</text:p>
          </table:table-cell>
        </table:table-row>
        <table:table-row table:style-name="TableLine1353811391824">
          <table:table-cell table:style-name="Tableau5.A2" office:value-type="string">
            <text:p text:style-name="P36">Toutes les actions à réaliser pour le fonctionnement et la mise en place de l’application et des serveurs, est détaillé dans le dossier d’exploitation.</text:p>
            <text:p text:style-name="P36">Les dossiers et les différents livrables permettent la compréhension et le fonctionnement de l’application.</text:p>
            <text:p text:style-name="P36">La structure et les datas de la base de données permettent sa mise en place et son fonctionnement pour démarrer.</text:p>
            <text:p text:style-name="P36">Les drivers et logiciels a installé, son téléchargeable via des liens, se trouvant dans les différents dossiers.</text:p>
          </table:table-cell>
        </table:table-row>
      </table:table>
      <text:p text:style-name="P13"/>
      <text:p text:style-name="P13"><text:soft-page-break/></text:p>
      <text:p text:style-name="P32"/>
      <text:p text:style-name="P29"><text:span text:style-name="T12">Date de la réception : </text:span><text:span text:style-name="T13">3 janvier 2022</text:span></text:p>
      <text:p text:style-name="P32"/>
      <text:p text:style-name="P26">La réception est prononcée :</text:p>
      <text:p text:style-name="P27">□ Sans réserve<text:tab/><text:tab/>□ Avec réserve<text:tab/><text:tab/>□ Refusée</text:p>
      <text:p text:style-name="P13"/>
      <text:p text:style-name="P13"><draw:frame draw:style-name="fr1" draw:name="Cadre17" text:anchor-type="as-char" svg:width="17.219cm" draw:z-index="0"><draw:text-box fo:min-height="12.33cm"><text:p text:style-name="Frame_20_contents"/></draw:text-box></draw:frame></text:p>
      <text:p text:style-name="P13"/>
      <text:p text:style-name="P13"/>
      <text:p text:style-name="P13"/>
      <text:p text:style-name="P9">Fait à <text:tab/><text:span text:style-name="T10">Paris <text:s text:c="67"/></text:span>Pour <text:span text:style-name="T10">OC PIZZA</text:span></text:p>
      <text:p text:style-name="P10">Le <text:tab/><text:span text:style-name="T11">3 janvier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1" svg:font-family="OpenSymbol"/>
    <style:font-face style:name="arial" svg:font-family="arial, sans-serif"/>
    <style:font-face style:name="FreeSans1" svg:font-family="FreeSans" style:font-family-generic="swiss"/>
    <style:font-face style:name="Verdana" svg:font-family="Verdana, Verdana" style:font-family-generic="swiss"/>
    <style:font-face style:name="Courier New" svg:font-family="'Courier New'" style:font-adornments="Normal" style:font-family-generic="modern" style:font-pitch="fixed"/>
    <style:font-face style:name="Open Sans" svg:font-family="'Open Sans'" style:font-adornments="Normal" style:font-pitch="variable"/>
    <style:font-face style:name="Open Sans Condensed Light1" svg:font-family="'Open Sans Condensed Light'" style:font-pitch="variable"/>
    <style:font-face style:name="Liberation Serif" svg:font-family="'Liberation Serif'" style:font-family-generic="roman" style:font-pitch="variable"/>
    <style:font-face style:name="Open Sans Condensed Light" svg:font-family="'Open Sans Condensed Ligh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style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1" style:family="table-row">
      <style:table-row-properties style:min-row-height="0.905cm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loext:opacity="100%" fo:font-weight="bold" officeooo:paragraph-rsid="002c920b" style:font-weight-asian="bold" style:font-weight-complex="bold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4" style:family="paragraph" style:parent-style-name="Standard">
      <style:text-properties fo:font-size="2pt" officeooo:paragraph-rsid="00243bb5" style:font-size-asian="1.75pt" style:font-size-complex="2pt"/>
    </style:style>
    <style:style style:name="MP5" style:family="paragraph" style:parent-style-name="Table_20_Contents">
      <style:text-properties style:font-name="Calibri" style:text-underline-style="solid" style:text-underline-width="auto" style:text-underline-color="font-color"/>
    </style:style>
    <style:style style:name="MP6" style:family="paragraph" style:parent-style-name="Addressee">
      <style:text-properties style:font-name="Calibri" officeooo:paragraph-rsid="0029edbb"/>
    </style:style>
    <style:style style:name="MP7" style:family="paragraph" style:parent-style-name="Addressee">
      <style:text-properties style:font-name="Calibri" fo:font-size="10pt" officeooo:rsid="0029edbb" officeooo:paragraph-rsid="0029edbb" style:font-size-asian="10.5pt"/>
    </style:style>
    <style:style style:name="MP8" style:family="paragraph" style:parent-style-name="Addressee">
      <style:text-properties style:font-name="Calibri" fo:font-weight="bold" officeooo:rsid="0029edbb" officeooo:paragraph-rsid="0029edbb" style:font-weight-asian="bold" style:font-weight-complex="bold"/>
    </style:style>
    <style:style style:name="MP9" style:family="paragraph" style:parent-style-name="Addressee">
      <style:text-properties style:font-name="Calibri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1" fo:font-size="10pt" fo:font-style="normal" fo:font-weight="bold" officeooo:rsid="002ad58e" officeooo:paragraph-rsid="002ad58e" style:font-size-asian="10pt" style:font-style-asian="normal" style:font-size-complex="10pt" style:font-style-complex="normal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loext:opacity="0%" style:font-name="DejaVu Sans" fo:font-size="8pt" fo:font-style="normal" officeooo:paragraph-rsid="002ad58e" style:font-size-asian="8pt" style:font-style-asian="normal" style:font-size-complex="8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1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1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fo:font-size="10pt" officeooo:rsid="0029edbb" style:font-size-asian="10.5pt"/>
    </style:style>
    <style:style style:name="MT2" style:family="text">
      <style:text-properties officeooo:rsid="0029edbb"/>
    </style:style>
    <style:style style:name="MT3" style:family="text">
      <style:text-properties fo:color="#363636" loext:opacity="100%" style:font-name="Open Sans Condensed Light1" fo:font-size="9pt" fo:font-weight="normal" officeooo:rsid="002ad58e" style:font-size-asian="9pt" style:font-weight-asian="normal" style:font-size-complex="9pt" style:font-weight-complex="normal"/>
    </style:style>
    <style:style style:name="MT4" style:family="text">
      <style:text-properties fo:color="#363636" loext:opacity="100%" style:font-name="Open Sans Condensed Light1" fo:font-size="9pt" fo:font-weight="normal" officeooo:rsid="001b7e3f" style:font-size-asian="9pt" style:font-weight-asian="normal" style:font-size-complex="9pt" style:font-weight-complex="normal"/>
    </style:style>
    <style:style style:name="MT5" style:family="text">
      <style:text-properties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6" style:family="text">
      <style:text-properties style:font-name="Open Sans Condensed Light" fo:font-size="9pt" fo:font-weight="normal" officeooo:rsid="002ad58e" style:font-size-asian="9pt" style:font-weight-asian="normal" style:font-size-complex="9pt" style:font-weight-complex="normal"/>
    </style:style>
    <style:style style:name="MT7" style:family="text">
      <style:text-properties officeooo:rsid="002ad58e"/>
    </style:style>
    <style:style style:name="MT8" style:family="text">
      <style:text-properties officeooo:rsid="001b7e3f"/>
    </style:style>
    <style:style style:name="M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ext:p text:style-name="MP1"><draw:frame text:anchor-type="as-char" draw:z-index="2" draw:style-name="Mgr1" draw:text-style-name="MP2" svg:width="1.377cm" svg:height="1.377cm"><draw:image xlink:href="Pictures/1000020100000190000001904FD04682452931B8.png" xlink:type="simple" xlink:show="embed" xlink:actuate="onLoad" draw:mime-type="image/png"><text:p/></draw:image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MP5">Nom et adresse du client :</text:p>
            </table:table-cell>
            <table:table-cell table:style-name="Tableau3.A1" office:value-type="string">
              <text:p text:style-name="MP5">Projet :</text:p>
            </table:table-cell>
          </table:table-row>
          <table:table-row table:style-name="TableLine1353811396176">
            <table:table-cell table:style-name="Tableau3.A2" office:value-type="string">
              <text:p text:style-name="MP6"><text:span text:style-name="MT1">OC PIZZA</text:span></text:p>
              <text:p text:style-name="MP7">33, rue de la pizzeria</text:p>
              <text:p text:style-name="MP7">75022 PIZZA</text:p>
            </table:table-cell>
            <table:table-cell table:style-name="Tableau3.A2" office:value-type="string">
              <text:p text:style-name="MP8">Projet 10 - OCPizza</text:p>
              <text:p text:style-name="MP9">Ref. Interne : <text:span text:style-name="MT2">OPC/2021-673</text:span></text:p>
              <text:p text:style-name="MP9">Ref. Client : <text:span text:style-name="MT2">873833</text:span><text:span text:style-name="MT1">53</text:span></text:p>
            </table:table-cell>
          </table:table-row>
        </table:table>
        <text:p text:style-name="Standard"/>
      </style:header>
      <style:footer>
        <text:p text:style-name="MP3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10">OCPizza</text:p>
            </table:table-cell>
            <table:table-cell table:style-name="Tableau6.A1" office:value-type="string">
              <text:p text:style-name="MP11"><text:span text:style-name="MT3">OPENCLASSROOM</text:span><text:span text:style-name="MT4"> – </text:span><text:span text:style-name="MT3">01 80 88 80 40</text:span><text:span text:style-name="MT4"> – </text:span><text:a xlink:type="simple" xlink:href="mailto:hello@notify.openclassrooms.com" text:style-name="Internet_20_link" text:visited-style-name="Visited_20_Internet_20_Link"><text:span text:style-name="Internet_20_link"><text:span text:style-name="MT5">hello@notify.openclassrooms.co</text:span></text:span></text:a><text:span text:style-name="Internet_20_link"><text:span text:style-name="MT6">m</text:span></text:span></text:p>
            </table:table-cell>
          </table:table-row>
          <table:table-row table:style-name="Tableau6.2">
            <table:table-cell table:style-name="Tableau6.A1" office:value-type="string">
              <text:p text:style-name="MP12">&lt;<text:span text:style-name="MT7">ocpizza@gmail.com</text:span>&gt;</text:p>
            </table:table-cell>
            <table:table-cell table:style-name="Tableau6.A1" office:value-type="string">
              <text:p text:style-name="MP13">S.A.R.L. au capital de 1 000,00 € enregistrée au RCS de <text:span text:style-name="MT7">Paris</text:span><text:span text:style-name="MT8"> – </text:span>SIREN <text:span text:style-name="MT8">999</text:span> <text:span text:style-name="MT8">999</text:span> <text:span text:style-name="MT8">999 – </text:span>Code APE : 6202A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4-01T09:11:42</meta:creation-date>
    <meta:editing-duration>PT4H24M15S</meta:editing-duration>
    <meta:editing-cycles>57</meta:editing-cycles>
    <meta:generator>LibreOffice/7.1.3.2$Windows_X86_64 LibreOffice_project/47f78053abe362b9384784d31a6e56f8511eb1c1</meta:generator>
    <meta:initial-creator>Loïc GUIBERT</meta:initial-creator>
    <dc:date>2022-01-03T18:55:29.961000000</dc:date>
    <dc:subject>Livraison finale</dc:subject>
    <dc:title>Procés verbal de livraison</dc:title>
    <meta:document-statistic meta:table-count="5" meta:image-count="0" meta:object-count="0" meta:page-count="2" meta:paragraph-count="64" meta:word-count="363" meta:character-count="2352" meta:non-whitespace-character-count="1988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../../gestion/modeles/openrun-pv-livraison.ott" meta:date="2014-04-01T09:11:41"/>
  </office:meta>
</office:document-meta>
</file>